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e8c17" officeooo:paragraph-rsid="001e8c1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e8c17" officeooo:paragraph-rsid="001e8c1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fe51d" officeooo:paragraph-rsid="001fe51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e8c17" officeooo:paragraph-rsid="001e8c1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16878" officeooo:paragraph-rsid="00216878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e51d" style:font-style-asian="italic" style:font-style-complex="italic"/>
    </style:style>
    <style:style style:name="T3" style:family="text">
      <style:text-properties fo:font-style="italic" officeooo:rsid="00216878" style:font-style-asian="italic" style:font-style-complex="italic"/>
    </style:style>
    <style:style style:name="T4" style:family="text">
      <style:text-properties fo:font-style="italic" officeooo:rsid="002171a3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e51d" style:font-style-asian="normal" style:font-style-complex="normal"/>
    </style:style>
    <style:style style:name="T7" style:family="text">
      <style:text-properties fo:font-style="normal" officeooo:rsid="00216878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e Usuário</text:p>
      <text:p text:style-name="P1"/>
      <text:p text:style-name="P4">Cadastro</text:p>
      <text:p text:style-name="P2"><text:tab/>Para realizar o cadastro de um novo usuário no site, acesse a página <text:span text:style-name="T1">index.php</text:span><text:span text:style-name="T5">, preencha os campos no espaço de cadastro e clique em </text:span><text:span text:style-name="T1">SIGN IN. </text:span><text:span text:style-name="T5">O nome de de usuário não deve conter caracteres especiais como acentos ou espaços.</text:span></text:p>
      <text:p text:style-name="P2"><text:span text:style-name="T5"/></text:p>
      <text:p text:style-name="P4"><text:span text:style-name="T5">Login</text:span></text:p>
      <text:p text:style-name="P2"><text:span text:style-name="T5"><text:tab/>Para realizar o login no site, acesse a página </text:span><text:span text:style-name="T1">index.php</text:span><text:span text:style-name="T5">, preencha os campos no espaço de login e clique em </text:span><text:span text:style-name="T1">LOGIN. </text:span><text:span text:style-name="T5">Ao validar seus dados de logins, </text:span><text:span text:style-name="T6">você </text:span><text:span text:style-name="T5">será </text:span><text:span text:style-name="T6">redirecionado para a página inicial </text:span><text:span text:style-name="T2">homeDeck.php</text:span><text:span text:style-name="T6">.</text:span></text:p>
      <text:p text:style-name="P2"><text:span text:style-name="T6"/></text:p>
      <text:p text:style-name="P5"><text:span text:style-name="T6">C</text:span><text:span text:style-name="T5">onta</text:span></text:p>
      <text:p text:style-name="P3"><text:span text:style-name="T5"><text:tab/>Estando logado no site você pode visualizar os dados de sua conta através do link </text:span><text:span text:style-name="T1">account</text:span><text:span text:style-name="T5"> no menu. </text:span><text:span text:style-name="T7">Nessa página aparecerá sua foto de perfil, que inicialmente é uma imagem padrão, e dois botoes para editar e excluir sua conta.</text:span></text:p>
      <text:p text:style-name="P3"><text:span text:style-name="T7"><text:tab/>Clicando no botão </text:span><text:span text:style-name="T3">Delete account</text:span><text:span text:style-name="T7">,</text:span><text:span text:style-name="T3"> </text:span><text:span text:style-name="T7">será exibida uma mensagem pedindo se você quer excluir sua conta. Para excluir, clique em </text:span><text:span text:style-name="T3">yes e</text:span><text:span text:style-name="T7"> para cancelar, feche a mensag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56:22.137171498</meta:creation-date>
    <dc:date>2016-10-04T12:25:35.086518987</dc:date>
    <meta:editing-duration>PT8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148" meta:character-count="864" meta:non-whitespace-character-count="720"/>
  </office:meta>
</office:document-meta>
</file>